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itle">
      <style:text-properties fo:text-transform="uppercase" style:font-name="Caladea" fo:font-size="28pt" fo:font-weight="bold" officeooo:rsid="000faf03" officeooo:paragraph-rsid="000faf03" style:font-name-asian="Source Han Sans CN Regular" style:font-size-asian="28pt" style:font-weight-asian="bold" style:font-name-complex="Lohit Devanagari" style:font-size-complex="28pt" style:font-weight-complex="bold"/>
    </style:style>
    <style:style style:name="P2" style:family="paragraph" style:parent-style-name="Footer">
      <style:text-properties officeooo:paragraph-rsid="000fa136"/>
    </style:style>
    <style:style style:name="P3" style:family="paragraph" style:parent-style-name="Header">
      <style:text-properties officeooo:paragraph-rsid="000fa136"/>
    </style:style>
    <style:style style:name="P4" style:family="paragraph" style:parent-style-name="Heading_20_3">
      <style:text-properties officeooo:paragraph-rsid="000faf03"/>
    </style:style>
    <style:style style:name="P5" style:family="paragraph" style:parent-style-name="Heading_20_3">
      <style:text-properties officeooo:paragraph-rsid="00100f9b"/>
    </style:style>
    <style:style style:name="P6" style:family="paragraph" style:parent-style-name="Text_20_body" style:list-style-name="L1">
      <style:text-properties officeooo:rsid="000faf03" officeooo:paragraph-rsid="000faf03"/>
    </style:style>
    <style:style style:name="P7" style:family="paragraph" style:parent-style-name="Text_20_body" style:list-style-name="L2">
      <style:text-properties officeooo:rsid="000faf03" officeooo:paragraph-rsid="000faf03"/>
    </style:style>
    <style:style style:name="P8" style:family="paragraph" style:parent-style-name="Text_20_body" style:list-style-name="L3">
      <style:text-properties officeooo:rsid="000faf03" officeooo:paragraph-rsid="000faf03"/>
    </style:style>
    <style:style style:name="P9" style:family="paragraph" style:parent-style-name="Text_20_body" style:list-style-name="L1">
      <style:text-properties officeooo:paragraph-rsid="000faf03"/>
    </style:style>
    <style:style style:name="P10" style:family="paragraph" style:parent-style-name="Text_20_body" style:list-style-name="L4">
      <style:text-properties officeooo:rsid="00100f9b" officeooo:paragraph-rsid="00100f9b"/>
    </style:style>
    <style:style style:name="P11" style:family="paragraph" style:parent-style-name="Text_20_body">
      <style:text-properties officeooo:paragraph-rsid="00100f9b"/>
    </style:style>
    <style:style style:name="T1" style:family="text">
      <style:text-properties officeooo:rsid="000faf03"/>
    </style:style>
    <style:style style:name="T2" style:family="text">
      <style:text-properties officeooo:rsid="000fa136"/>
    </style:style>
    <style:style style:name="T3" style:family="text">
      <style:text-properties style:font-name="Carlito" officeooo:rsid="000faf03" style:font-size-asian="10.5pt"/>
    </style:style>
    <style:style style:name="T4" style:family="text">
      <style:text-properties officeooo:rsid="00100f9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ding List</text:p>
      <text:h text:style-name="Heading_20_3" text:outline-level="3">Objects first with Java <text:line-break/>-<text:span text:style-name="T1">David J Barnes &amp; Michael Kolling</text:span></text:h>
      <text:list xml:id="list980535367" text:style-name="L1">
        <text:list-item>
          <text:p text:style-name="P9"><text:span text:style-name="T1">This is the course textbook for 4CCS1PPA Programming Practice and Applications.</text:span></text:p>
        </text:list-item>
        <text:list-item>
          <text:p text:style-name="P6">It goes over the programming concepts that are in the lectures in a little more detail, as well as some programming tasks to show us how the concepts are handled</text:p>
        </text:list-item>
      </text:list>
      <text:h text:style-name="P4" text:outline-level="3"><text:span text:style-name="T1">Discrete Mathematics and its applicationS<text:line-break/>-KENNETH H. ROSEN</text:span></text:h>
      <text:list xml:id="list3648165599" text:style-name="L2">
        <text:list-item>
          <text:p text:style-name="P7">This is an optional book for 4CCS1FC1 Foundations of Computing 1 and 4CCS1ELA Elementary Logic and Application.</text:p>
        </text:list-item>
        <text:list-item>
          <text:p text:style-name="P7">It explains the concepts explored in these modules in a lot more detail, explaining how and why a concept works, and some extra exercises to help with revision of the topic.</text:p>
        </text:list-item>
      </text:list>
      <text:h text:style-name="P4" text:outline-level="3"><text:span text:style-name="T1">ESSENTIALS OF COMPUTER ORGANIZATION AND ARCHITECTURE<text:line-break/>-LINDA NULL &amp; JULIA LOBUR</text:span></text:h>
      <text:list xml:id="list88323762" text:style-name="L3">
        <text:list-item>
          <text:p text:style-name="P8">This is the course textbook for 4CCS1CS1 Computer Systems.</text:p>
        </text:list-item>
        <text:list-item>
          <text:p text:style-name="P8">The book provides real-world examples of the ideas explained in the lectures and some further explanation of concepts, and some concepts that may not have been introduced within the scope of the module, but are still beneficial to understanding the lecture material.</text:p>
        </text:list-item>
      </text:list>
      <text:h text:style-name="P5" text:outline-level="3"><text:span text:style-name="T4">DESIGN PATTERNS – ELEMENTS OF REUSABLE OBJECT-ORIENTED SOFTWARE<text:line-break/>- GANG OF FOUR</text:span></text:h>
      <text:list xml:id="list598109463" text:style-name="L4">
        <text:list-item>
          <text:p text:style-name="P10">This is one of the course textbooks for 4CCS1ISE Introduction to Software Engineering</text:p>
        </text:list-item>
        <text:list-item>
          <text:p text:style-name="P10">There isn’t enough time to provide an explanation of all the design patterns involved in software engineering, so the lecture material briefly glances at the relevant ones. The book goes into much further detail into all the design patterns, including ones that weren’t mentioned in the lecture material.</text:p>
        </text:list-item>
      </text:list>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fa136"/>
    </style:style>
    <style:style style:name="MP2" style:family="paragraph" style:parent-style-name="Footer">
      <style:text-properties officeooo:paragraph-rsid="000fa136"/>
    </style:style>
    <style:style style:name="MT1" style:family="text">
      <style:text-properties officeooo:rsid="000faf03"/>
    </style:style>
    <style:style style:name="MT2" style:family="text">
      <style:text-properties officeooo:rsid="000fa136"/>
    </style:style>
    <style:style style:name="MT3" style:family="text">
      <style:text-properties style:font-name="Carlito" officeooo:rsid="000faf03" style:font-size-asian="10.5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4CCS1RWS</text:span><text:span text:style-name="MT2"><text:tab/></text:span><text:span text:style-name="MT3">Remote Working and Studying</text:span><text:span text:style-name="MT2"><text:tab/></text:span><text:span text:style-name="MT3">1/3/2021</text:span></text:p>
      </style:header>
      <style:footer>
        <text:p text:style-name="MP2"><text:span text:style-name="MT2">Aaron Patrick Monte<text:tab/></text:span><text:span text:style-name="MT3">Reading List</text:span><text:span text:style-name="MT2"><text:tab/>K20059926</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1T15:46:46.591484732</meta:creation-date>
    <dc:title>Notetaking</dc:title>
    <meta:generator>LibreOffice/7.0.3.1$Linux_X86_64 LibreOffice_project/00$Build-1</meta:generator>
    <meta:editing-duration>PT3M47S</meta:editing-duration>
    <meta:editing-cycles>2</meta:editing-cycles>
    <dc:date>2021-03-01T16:00:44.115103949</dc:date>
    <meta:document-statistic meta:table-count="0" meta:image-count="0" meta:object-count="0" meta:page-count="1" meta:paragraph-count="15" meta:word-count="263" meta:character-count="1617" meta:non-whitespace-character-count="1375"/>
    <meta:template xlink:type="simple" xlink:actuate="onRequest" xlink:title="Notetaking" xlink:href="../../../../../.config/libreoffice/4/user/template/Notetaking.ott" meta:date="2021-03-01T15:46:46.014538165"/>
  </office:meta>
</office:document-meta>
</file>